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ucida Grande" svg:font-family="'Lucida Grande', 'Helvetica Neue', Helvetica, Arial, sans-serif"/>
    <style:font-face style:name="arial" svg:font-family="arial, sans-serif"/>
    <style:font-face style:name="ariaç" svg:font-family="ariaç"/>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Heading" style:master-page-name="">
      <loext:graphic-properties draw:fill="none"/>
      <style:paragraph-properties fo:margin-left="0cm" fo:margin-right="0cm" fo:margin-top="0cm" fo:margin-bottom="0.247cm" loext:contextual-spacing="false" style:line-height-at-least="0.476cm" fo:text-align="start" style:justify-single-word="false" fo:orphans="2" fo:widows="2" fo:text-indent="0cm" style:auto-text-indent="false" style:page-number="auto" fo:background-color="transparent" fo:padding="0cm" fo:border="none"/>
      <style:text-properties fo:font-variant="normal" fo:text-transform="none" fo:color="#212529" style:font-name="arial1" fo:font-size="9.75pt" fo:letter-spacing="normal" fo:font-style="normal" fo:font-weight="bold"/>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18eccf" officeooo:paragraph-rsid="0018eccf"/>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arial1"/>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arial1" officeooo:rsid="0018eccf" officeooo:paragraph-rsid="0018eccf"/>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rial1" fo:font-size="9.75pt" fo:letter-spacing="normal" fo:font-style="normal" fo:font-weight="normal" officeooo:paragraph-rsid="001749c1"/>
    </style:style>
    <style:style style:name="P7" style:family="paragraph" style:parent-style-name="Text_20_body">
      <style:paragraph-properties fo:margin-left="0.529cm" fo:margin-right="0cm" fo:margin-top="0cm" fo:margin-bottom="0.247cm" loext:contextual-spacing="false" style:line-height-at-least="0.476cm" fo:text-align="start" style:justify-single-word="false" fo:orphans="2" fo:widows="2" fo:text-indent="0cm" style:auto-text-indent="false"/>
      <style:text-properties fo:font-variant="normal" fo:text-transform="none" fo:color="#212529" style:font-name="arial1" fo:font-size="9.75pt" fo:letter-spacing="normal" fo:font-style="normal" fo:font-weight="bold" style:font-weight-asian="bold" style:font-weight-complex="bold"/>
    </style:style>
    <style:style style:name="P8"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54c7b" style:font-name="arial1" fo:font-size="14.25pt" fo:letter-spacing="normal" fo:font-style="normal" fo:font-weight="normal"/>
    </style:style>
    <style:style style:name="P9" style:family="paragraph" style:parent-style-name="List_20_Contents">
      <style:paragraph-properties fo:margin-left="0cm" fo:margin-right="0cm" fo:margin-top="0cm" fo:margin-bottom="0.159cm" loext:contextual-spacing="false" style:line-height-at-least="0.476cm" fo:text-align="start" style:justify-single-word="false" fo:orphans="2" fo:widows="2" fo:text-indent="0cm" style:auto-text-indent="false" fo:padding="0cm" fo:border="none"/>
    </style:style>
    <style:style style:name="P10" style:family="paragraph" style:parent-style-name="List_20_Contents" style:master-page-name="">
      <loext:graphic-properties draw:fill="none"/>
      <style:paragraph-properties fo:margin-left="0cm" fo:margin-right="0cm" fo:margin-top="0cm" fo:margin-bottom="0.159cm" loext:contextual-spacing="false" style:line-height-at-least="0.476cm" fo:text-align="start" style:justify-single-word="false" fo:orphans="2" fo:widows="2" fo:text-indent="0cm" style:auto-text-indent="false" style:page-number="auto" fo:background-color="transparent" fo:padding="0cm" fo:border="none"/>
    </style:style>
    <style:style style:name="P11" style:family="paragraph" style:parent-style-name="List_20_Contents">
      <style:paragraph-properties fo:margin-left="1.529cm" fo:margin-right="0cm" fo:margin-top="0cm" fo:margin-bottom="0.159cm" loext:contextual-spacing="false" style:line-height-at-least="0.476cm" fo:text-align="start" style:justify-single-word="false" fo:orphans="2" fo:widows="2" fo:text-indent="0cm" style:auto-text-indent="false" fo:padding="0cm" fo:border="none"/>
      <style:text-properties style:font-name="arial1"/>
    </style:style>
    <style:style style:name="P12" style:family="paragraph" style:parent-style-name="List_20_Contents">
      <style:paragraph-properties fo:margin-left="0cm" fo:margin-right="0cm" fo:margin-top="0cm" fo:margin-bottom="0.159cm" loext:contextual-spacing="false" style:line-height-at-least="0.476cm" fo:text-align="start" style:justify-single-word="false" fo:orphans="2" fo:widows="2" fo:text-indent="0cm" style:auto-text-indent="false" fo:padding="0cm" fo:border="none"/>
      <style:text-properties style:font-name="arial1"/>
    </style:style>
    <style:style style:name="T1" style:family="text">
      <style:text-properties fo:font-variant="normal" fo:text-transform="none" fo:color="#212529" style:font-name="Lucida Grande" fo:font-size="9.75pt" fo:letter-spacing="normal" fo:font-style="normal" fo:font-weight="normal"/>
    </style:style>
    <style:style style:name="T2" style:family="text">
      <style:text-properties fo:font-variant="normal" fo:text-transform="none" fo:color="#212529" fo:letter-spacing="normal"/>
    </style:style>
    <style:style style:name="T3" style:family="text">
      <style:text-properties fo:font-variant="normal" fo:text-transform="none" fo:color="#212529" fo:font-size="9.75pt" fo:letter-spacing="normal" fo:font-style="normal" fo:font-weight="normal"/>
    </style:style>
    <style:style style:name="T4" style:family="text">
      <style:text-properties fo:font-variant="normal" fo:text-transform="none" fo:color="#212529" fo:font-size="9.75pt" fo:letter-spacing="normal" fo:font-style="normal" fo:font-weight="normal" officeooo:rsid="0019da7d"/>
    </style:style>
    <style:style style:name="T5" style:family="text">
      <style:text-properties fo:font-variant="normal" fo:text-transform="none" fo:color="#212529" fo:font-size="9.75pt" fo:letter-spacing="normal" fo:font-style="normal" fo:font-weight="bold" style:font-weight-asian="bold" style:font-weight-complex="bold"/>
    </style:style>
    <style:style style:name="T6" style:family="text">
      <style:text-properties fo:font-variant="normal" fo:text-transform="none" fo:color="#212529" style:font-name="arial1" fo:font-size="9.75pt" fo:letter-spacing="normal" fo:font-style="normal" fo:font-weight="normal"/>
    </style:style>
    <style:style style:name="T7" style:family="text">
      <style:text-properties fo:font-variant="normal" fo:text-transform="none" fo:color="#212529" style:font-name="arial1" fo:letter-spacing="normal"/>
    </style:style>
    <style:style style:name="T8" style:family="text">
      <style:text-properties fo:font-variant="normal" fo:text-transform="none" fo:color="#4665a2" style:text-line-through-style="none" style:text-line-through-type="none" style:font-name="Lucida Grande" fo:font-size="9.75pt" fo:letter-spacing="normal" fo:font-style="normal" style:text-underline-style="none" fo:font-weight="bold" style:text-blinking="false" fo:background-color="#f8f8fa" loext:char-shading-value="0"/>
    </style:style>
    <style:style style:name="T9" style:family="text">
      <style:text-properties fo:font-variant="normal" fo:text-transform="none" fo:color="#4665a2" style:text-line-through-style="none" style:text-line-through-type="none" style:font-name="Lucida Grande" fo:font-size="9.75pt" fo:letter-spacing="normal" fo:font-style="normal" style:text-underline-style="none" fo:font-weight="bold" style:text-blinking="false" fo:background-color="transparent" loext:char-shading-value="0"/>
    </style:style>
    <style:style style:name="T10" style:family="text">
      <style:text-properties fo:font-variant="normal" fo:text-transform="none" fo:color="#4665a2" style:text-line-through-style="none" style:text-line-through-type="none" fo:font-size="9.75pt" fo:letter-spacing="normal" fo:font-style="normal" style:text-underline-style="none" fo:font-weight="bold" style:text-blinking="false" fo:background-color="#f8f8fa" loext:char-shading-value="0"/>
    </style:style>
    <style:style style:name="T11" style:family="text">
      <style:text-properties fo:font-variant="normal" fo:text-transform="none" fo:color="#4665a2" style:text-line-through-style="none" style:text-line-through-type="none" fo:font-size="9.75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4665a2" style:text-line-through-style="none" style:text-line-through-type="none" style:font-name="arial1" fo:font-size="9.75pt" fo:letter-spacing="normal" fo:font-style="normal" style:text-underline-style="none" fo:font-weight="bold" style:text-blinking="false" fo:background-color="#f8f8fa" loext:char-shading-value="0"/>
    </style:style>
    <style:style style:name="T13" style:family="text">
      <style:text-properties fo:font-variant="normal" fo:text-transform="none" fo:color="#4665a2" style:text-line-through-style="none" style:text-line-through-type="none" style:font-name="arial1" fo:font-size="9.75pt" fo:letter-spacing="normal" fo:font-style="normal" style:text-underline-style="none" fo:font-weight="bold" style:text-blinking="false" fo:background-color="transparent" loext:char-shading-value="0"/>
    </style:style>
    <style:style style:name="T14" style:family="text">
      <style:text-properties fo:font-variant="normal" fo:text-transform="none" fo:color="#202124" style:font-name="arial" fo:font-size="21pt" fo:letter-spacing="normal" fo:font-style="normal" fo:font-weight="normal"/>
    </style:style>
    <style:style style:name="T15" style:family="text">
      <style:text-properties fo:font-variant="normal" fo:text-transform="none" fo:color="#202124" style:font-name="ariaç" fo:font-size="21pt" fo:letter-spacing="normal" fo:font-style="normal" fo:font-weight="normal"/>
    </style:style>
    <style:style style:name="T16" style:family="text">
      <style:text-properties fo:font-variant="normal" fo:text-transform="none" fo:color="#202124" style:font-name="arial1" fo:font-size="21pt" fo:letter-spacing="normal" fo:font-style="normal" fo:font-weight="normal"/>
    </style:style>
    <style:style style:name="T17" style:family="text">
      <style:text-properties fo:font-variant="normal" fo:text-transform="none" fo:color="#202124" style:font-name="arial1" fo:font-size="10pt" fo:letter-spacing="normal" fo:font-style="normal" fo:font-weight="normal" style:font-size-asian="10pt" style:font-size-complex="10pt"/>
    </style:style>
    <style:style style:name="T18" style:family="text">
      <style:text-properties fo:font-variant="normal" fo:text-transform="none" fo:color="#202124" style:font-name="arial1" fo:font-size="10pt" fo:letter-spacing="normal" fo:font-style="normal" fo:font-weight="normal" officeooo:rsid="0019da7d" style:font-size-asian="10pt" style:font-size-complex="10pt"/>
    </style:style>
    <style:style style:name="T19" style:family="text">
      <style:text-properties fo:font-variant="normal" fo:text-transform="none" fo:color="#202124" style:font-name="arial1" fo:font-size="10pt" fo:letter-spacing="normal" fo:font-style="normal" fo:font-weight="bold" style:font-size-asian="10pt" style:font-weight-asian="bold" style:font-size-complex="10pt" style:font-weight-complex="bold"/>
    </style:style>
    <style:style style:name="T20" style:family="text">
      <style:text-properties fo:color="#212529" style:font-name="Lucida Grande" fo:font-size="9.75pt" fo:font-weight="bold" style:font-weight-asian="bold" style:font-weight-complex="bold"/>
    </style:style>
    <style:style style:name="T21" style:family="text">
      <style:text-properties fo:color="#212529" fo:font-size="9.75pt" fo:font-weight="bold" style:font-weight-asian="bold" style:font-weight-complex="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How OMPL selects a geometric planner</text:span><text:span text:style-name="T24"><text:line-break/></text:span><text:span text:style-name="T6">If you use the </text:span><text:a xlink:type="simple" xlink:href="http://ompl.kavrakilab.org/classompl_1_1geometric_1_1SimpleSetup.html" text:style-name="Internet_20_link" text:visited-style-name="Visited_20_Internet_20_Link"><text:span text:style-name="T12">ompl::geometric::SimpleSetup</text:span></text:a><text:span text:style-name="T7"> </text:span><text:span text:style-name="T6">class (highly recommended) to define and solve your motion planning problem, then OMPL will automatically select an appropriate planner (unless you have explicitly specified one). If the state space has a default projection (which is going to be the case if you use any of the built-in state spaces), then it will use </text:span><text:a xlink:type="simple" xlink:href="http://ompl.kavrakilab.org/classompl_1_1geometric_1_1LBKPIECE1.html#gLBKPIECE1" text:style-name="Internet_20_link" text:visited-style-name="Visited_20_Internet_20_Link"><text:span text:style-name="T12">LBKPIECE</text:span></text:a><text:span text:style-name="T7"> </text:span><text:span text:style-name="T6">if a bidirectional planner can be used and otherwise it will use </text:span><text:a xlink:type="simple" xlink:href="http://ompl.kavrakilab.org/classompl_1_1geometric_1_1KPIECE1.html#gKPIECE1" text:style-name="Internet_20_link" text:visited-style-name="Visited_20_Internet_20_Link"><text:span text:style-name="T12">KPIECE</text:span></text:a><text:span text:style-name="T6">. These planners have been shown to work well consistently across many real-world motion planning problems, which is why these planners are the default choice. In case the state space has no default projection, </text:span><text:a xlink:type="simple" xlink:href="http://ompl.kavrakilab.org/classompl_1_1geometric_1_1RRTConnect.html#gRRTC" text:style-name="Internet_20_link" text:visited-style-name="Visited_20_Internet_20_Link"><text:span text:style-name="T12">RRTConnect</text:span></text:a><text:span text:style-name="T7"> </text:span><text:span text:style-name="T6">or regular </text:span><text:a xlink:type="simple" xlink:href="http://ompl.kavrakilab.org/classompl_1_1geometric_1_1RRT.html#gRRT" text:style-name="Internet_20_link" text:visited-style-name="Visited_20_Internet_20_Link"><text:span text:style-name="T12">RRT</text:span></text:a><text:span text:style-name="T7"> </text:span><text:span text:style-name="T6">will be used, depending on whether a bidirectional planner can be used. The notion of a goal is very general in OMPL: it may not even be possible to sample a state that satisfies the goal, in which case OMPL cannot grow a second tree at a goal state.</text:span></text:p>
      <text:p text:style-name="P4"><text:span text:style-name="T3"/></text:p>
      <text:p text:style-name="P4"><text:span text:style-name="T3"/></text:p>
      <text:p text:style-name="P4"><text:span text:style-name="T3"/></text:p>
      <text:p text:style-name="P6"><text:span text:style-name="T23">Lazy Bi-directional KPIECE </text:span>with one level of discretization.</text:p>
      <text:p text:style-name="P6"><text:bookmark text:name="gLBKPIECE1"/><text:span text:style-name="T22">Short description</text:span></text:p>
      <text:p text:style-name="P9"><text:span text:style-name="T6">KPIECE is a tree-based planner that uses a discretization (multiple levels, in general) to guide the exploration of the continuous space. This implementation is a simplified one, using a single level of discretization: one grid. The grid is imposed on a projection of the state space. When exploring the space, preference is given to the boundary of this grid. The boundary is computed to be the set of grid cells that have less than 2n non-diagonal neighbors in an n-dimensional projection space. It is important to set the projection the algorithm uses (</text:span><text:a xlink:type="simple" xlink:href="https://ompl.kavrakilab.org/classompl_1_1geometric_1_1LBKPIECE1.html#ad1a19e34bbf41e4417193acdb9588a01" text:style-name="Internet_20_link" text:visited-style-name="Visited_20_Internet_20_Link"><text:span text:style-name="T13">setProjectionEvaluator()</text:span></text:a><text:span text:style-name="T6"> function). If no projection is set, the planner will attempt to use the default projection associated to the state space. An exception is thrown if no default projection is available either. This variant of the implementation use two trees of exploration with lazy collision checking, hence the LB prefix.</text:span></text:p>
      <text:p text:style-name="P4"><text:span text:style-name="T3"/></text:p>
      <text:h text:style-name="P8" text:outline-level="2"><text:span text:style-name="T21">Kinematic Planning by Interior-Exterior Cell Exploration.</text:span></text:h>
      <text:p text:style-name="P7"/>
      <text:p text:style-name="P1"><text:bookmark text:name="gKPIECE1"/>Short description</text:p>
      <text:p text:style-name="P10"><text:span text:style-name="T6">KPIECE is a tree-based planner that uses a discretization (multiple levels, in general) to guide the exploration of the continuous space. This implementation is a simplified one, using a single level of discretization: one grid. The grid is imposed on a projection of the state space. When exploring the space, preference is given to the boundary of this grid. The boundary is computed to be the set of grid cells that have less than 2n non-diagonal neighbors in an n-dimensional projection space. It is important to set the projection the algorithm uses (</text:span><text:a xlink:type="simple" xlink:href="http://ompl.kavrakilab.org/classompl_1_1geometric_1_1KPIECE1.html#ac62f9854c1f26808a0cfa319b0060fc2" text:style-name="Internet_20_link" text:visited-style-name="Visited_20_Internet_20_Link"><text:span text:style-name="T13">setProjectionEvaluator()</text:span></text:a><text:span text:style-name="T6"> function). If no projection is set, the planner will attempt to use the default projection associated to the state space. An exception is thrown if no default projection is available either.</text:span></text:p>
      <text:p text:style-name="P11"><text:span text:style-name="T3"/></text:p>
      <text:p text:style-name="P12"><text:span text:style-name="T3"/></text:p>
      <text:p text:style-name="P5"><text:span text:style-name="T3">Quando o OMPL é utilizado para definir e resolver o problema de planejamento de movimento, ele irá automaticamente selecionar um planejador apropriado (a não se que você tenha especificado explicitamente um planejador</text:span><text:span text:style-name="T4">)</text:span><text:span text:style-name="T3">. Se o espaço de estados tem uma projeção padrão, então ele irá utilizar o planejador </text:span><text:span text:style-name="T5">LBKPIECE (Lazy Bi-directional Kinematic Planning by Interior-Exterior Cell Exploration)</text:span><text:span text:style-name="T3"> se um planejador bidirecional pode ser usado, caso contrário ele usará o planejador </text:span><text:span text:style-name="T5">KPIECE (Kinematic Planning by Interior-Exterior Cell Exploration).</text:span></text:p>
      <text:p text:style-name="P3"><text:span text:style-name="T1"><text:line-break/></text:span><text:span text:style-name="T19">KPIECE</text:span><text:span text:style-name="T17"> é um planejador baseado em árvore que usa uma discretização (vários níveis, em geral) para guiar a exploração do espaço contínuo. Esta implementação é simplificada, usando um único nível de discretização: uma grade. A grade é imposta a uma projeção do espaço de estados. Ao explorar o espaço, é dada preferência ao limite desta grade. O limite é calculado para ser o conjunto de células da grade que têm menos de 2n vizinhos não diagonais em um espaço de projeção n-dimensional. É importante definir a projeção que o algoritmo usa (setProjectionEvaluator() </text:span><text:span text:style-name="T18">function</text:span><text:span text:style-name="T17">). Se nenhuma projeção for definida, o planejador tentará usar a projeção padrão associada ao espaço de estado. Uma exceção é lançada se nenhuma projeção padrão estiver disponível. Esta variante da implementação usa duas árvores de exploração com verificação de colisão lenta, daí o prefixo LB.</text:span></text:p>
      <text:p text:style-name="P3"><text:span text:style-name="T1"/></text:p>
      <text:p text:style-name="P3"><text:span text:style-name="T1"/></text:p>
      <text:p text:style-name="P3"><text:soft-page-break/><text:a xlink:type="simple" xlink:href="http://docs.ros.org/en/melodic/api/moveit_tutorials/html/doc/ompl_interface/ompl_interface_tutorial.html" text:style-name="Internet_20_link" text:visited-style-name="Visited_20_Internet_20_Link"><text:span text:style-name="T1">http://docs.ros.org/en/melodic/api/moveit_tutorials/html/doc/ompl_interface/ompl_interface_tutorial.html</text:span></text:a></text:p>
      <text:p text:style-name="P3"><text:a xlink:type="simple" xlink:href="http://ompl.kavrakilab.org/optimalPlanning.html" text:style-name="Internet_20_link" text:visited-style-name="Visited_20_Internet_20_Link"><text:span text:style-name="T1">http://ompl.kavrakilab.org/optimalPlanning.html</text:span></text:a></text:p>
      <text:p text:style-name="P3"><text:span text:style-name="T1">http://ompl.kavrakilab.org/classompl_1_1geometric_1_1KPIECE1.html#gKPIECE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ucida Grande" svg:font-family="'Lucida Grande', 'Helvetica Neue', Helvetica, Arial, sans-serif"/>
    <style:font-face style:name="arial" svg:font-family="arial, sans-serif"/>
    <style:font-face style:name="ariaç" svg:font-family="ariaç"/>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9:37:07.567894642</meta:creation-date>
    <meta:generator>LibreOffice/6.0.7.3$Linux_X86_64 LibreOffice_project/00m0$Build-3</meta:generator>
    <dc:date>2021-01-07T19:59:35.695041503</dc:date>
    <meta:editing-duration>PT22M27S</meta:editing-duration>
    <meta:editing-cycles>4</meta:editing-cycles>
    <meta:document-statistic meta:table-count="0" meta:image-count="0" meta:object-count="0" meta:page-count="2" meta:paragraph-count="12" meta:word-count="665" meta:character-count="4408" meta:non-whitespace-character-count="3754"/>
  </office:meta>
</office:document-meta>
</file>